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xaxis</text:p>
          </table:table-cell>
          <table:table-cell office:value-type="string" calcext:value-type="string">
            <text:p>tsra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k=20%</text:p>
          </table:table-cell>
          <table:table-cell office:value-type="string" calcext:value-type="string">
            <text:p>k=40%</text:p>
          </table:table-cell>
          <table:table-cell office:value-type="string" calcext:value-type="string">
            <text:p>k=60%</text:p>
          </table:table-cell>
          <table:table-cell office:value-type="string" calcext:value-type="string">
            <text:p>k=80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1.2094907407" calcext:value-type="float">
            <text:p>71.2094907407</text:p>
          </table:table-cell>
          <table:table-cell office:value-type="float" office:value="71.4602623457" calcext:value-type="float">
            <text:p>71.4602623457</text:p>
          </table:table-cell>
          <table:table-cell office:value-type="float" office:value="71.8846450617" calcext:value-type="float">
            <text:p>71.8846450617</text:p>
          </table:table-cell>
          <table:table-cell office:value-type="float" office:value="60.4359567901" calcext:value-type="float">
            <text:p>60.4359567901</text:p>
          </table:table-cell>
          <table:table-cell office:value-type="float" office:value="57.0698302469" calcext:value-type="float">
            <text:p>57.0698302469</text:p>
          </table:table-cell>
          <table:table-cell office:value-type="float" office:value="56.1631944444" calcext:value-type="float">
            <text:p>56.163194444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6.9483024691" calcext:value-type="float">
            <text:p>76.9483024691</text:p>
          </table:table-cell>
          <table:table-cell office:value-type="float" office:value="77.1604938272" calcext:value-type="float">
            <text:p>77.1604938272</text:p>
          </table:table-cell>
          <table:table-cell office:value-type="float" office:value="76.8229166667" calcext:value-type="float">
            <text:p>76.8229166667</text:p>
          </table:table-cell>
          <table:table-cell office:value-type="float" office:value="62.6543209877" calcext:value-type="float">
            <text:p>62.6543209877</text:p>
          </table:table-cell>
          <table:table-cell office:value-type="float" office:value="57.6388888889" calcext:value-type="float">
            <text:p>57.6388888889</text:p>
          </table:table-cell>
          <table:table-cell office:value-type="float" office:value="56.5007716049" calcext:value-type="float">
            <text:p>56.500771604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.8032407407" calcext:value-type="float">
            <text:p>79.8032407407</text:p>
          </table:table-cell>
          <table:table-cell office:value-type="float" office:value="79.6103395062" calcext:value-type="float">
            <text:p>79.6103395062</text:p>
          </table:table-cell>
          <table:table-cell office:value-type="float" office:value="79.3209876543" calcext:value-type="float">
            <text:p>79.3209876543</text:p>
          </table:table-cell>
          <table:table-cell office:value-type="float" office:value="65.7407407407" calcext:value-type="float">
            <text:p>65.7407407407</text:p>
          </table:table-cell>
          <table:table-cell office:value-type="float" office:value="58.8638117284" calcext:value-type="float">
            <text:p>58.8638117284</text:p>
          </table:table-cell>
          <table:table-cell office:value-type="float" office:value="57.3109567901" calcext:value-type="float">
            <text:p>57.310956790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2.243441358" calcext:value-type="float">
            <text:p>82.243441358</text:p>
          </table:table-cell>
          <table:table-cell office:value-type="float" office:value="82.5038580247" calcext:value-type="float">
            <text:p>82.5038580247</text:p>
          </table:table-cell>
          <table:table-cell office:value-type="float" office:value="81.3175154321" calcext:value-type="float">
            <text:p>81.3175154321</text:p>
          </table:table-cell>
          <table:table-cell office:value-type="float" office:value="65.9047067901" calcext:value-type="float">
            <text:p>65.9047067901</text:p>
          </table:table-cell>
          <table:table-cell office:value-type="float" office:value="57.5713734568" calcext:value-type="float">
            <text:p>57.5713734568</text:p>
          </table:table-cell>
          <table:table-cell office:value-type="float" office:value="57.0601851852" calcext:value-type="float">
            <text:p>57.060185185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4.6354166667" calcext:value-type="float">
            <text:p>84.6354166667</text:p>
          </table:table-cell>
          <table:table-cell office:value-type="float" office:value="84.4232253086" calcext:value-type="float">
            <text:p>84.4232253086</text:p>
          </table:table-cell>
          <table:table-cell office:value-type="float" office:value="83.912037037" calcext:value-type="float">
            <text:p>83.912037037</text:p>
          </table:table-cell>
          <table:table-cell office:value-type="float" office:value="66.7824074074" calcext:value-type="float">
            <text:p>66.7824074074</text:p>
          </table:table-cell>
          <table:table-cell office:value-type="float" office:value="58.1597222222" calcext:value-type="float">
            <text:p>58.1597222222</text:p>
          </table:table-cell>
          <table:table-cell office:value-type="float" office:value="55.5169753086" calcext:value-type="float">
            <text:p>55.516975308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7.5675154321" calcext:value-type="float">
            <text:p>87.5675154321</text:p>
          </table:table-cell>
          <table:table-cell office:value-type="float" office:value="87.3649691358" calcext:value-type="float">
            <text:p>87.3649691358</text:p>
          </table:table-cell>
          <table:table-cell office:value-type="float" office:value="86.4197530864" calcext:value-type="float">
            <text:p>86.4197530864</text:p>
          </table:table-cell>
          <table:table-cell office:value-type="float" office:value="69.7723765432" calcext:value-type="float">
            <text:p>69.7723765432</text:p>
          </table:table-cell>
          <table:table-cell office:value-type="float" office:value="61.2364969136" calcext:value-type="float">
            <text:p>61.2364969136</text:p>
          </table:table-cell>
          <table:table-cell office:value-type="float" office:value="56.8962191358" calcext:value-type="float">
            <text:p>56.896219135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90.268132716" calcext:value-type="float">
            <text:p>90.268132716</text:p>
          </table:table-cell>
          <table:table-cell office:value-type="float" office:value="90.3549382716" calcext:value-type="float">
            <text:p>90.3549382716</text:p>
          </table:table-cell>
          <table:table-cell office:value-type="float" office:value="89.5061728395" calcext:value-type="float">
            <text:p>89.5061728395</text:p>
          </table:table-cell>
          <table:table-cell office:value-type="float" office:value="72.1161265432" calcext:value-type="float">
            <text:p>72.1161265432</text:p>
          </table:table-cell>
          <table:table-cell office:value-type="float" office:value="62.6736111111" calcext:value-type="float">
            <text:p>62.6736111111</text:p>
          </table:table-cell>
          <table:table-cell office:value-type="float" office:value="58.0054012346" calcext:value-type="float">
            <text:p>58.005401234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9.1010802469" calcext:value-type="float">
            <text:p>89.1010802469</text:p>
          </table:table-cell>
          <table:table-cell office:value-type="float" office:value="88.9081790123" calcext:value-type="float">
            <text:p>88.9081790123</text:p>
          </table:table-cell>
          <table:table-cell office:value-type="float" office:value="88.3584104938" calcext:value-type="float">
            <text:p>88.3584104938</text:p>
          </table:table-cell>
          <table:table-cell office:value-type="float" office:value="71.9135802469" calcext:value-type="float">
            <text:p>71.9135802469</text:p>
          </table:table-cell>
          <table:table-cell office:value-type="float" office:value="62.6350308642" calcext:value-type="float">
            <text:p>62.6350308642</text:p>
          </table:table-cell>
          <table:table-cell office:value-type="float" office:value="57.706404321" calcext:value-type="float">
            <text:p>57.70640432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4.2226080247" calcext:value-type="float">
            <text:p>94.2226080247</text:p>
          </table:table-cell>
          <table:table-cell office:value-type="float" office:value="93.5956790123" calcext:value-type="float">
            <text:p>93.5956790123</text:p>
          </table:table-cell>
          <table:table-cell office:value-type="float" office:value="93.4702932099" calcext:value-type="float">
            <text:p>93.4702932099</text:p>
          </table:table-cell>
          <table:table-cell office:value-type="float" office:value="74.3923611111" calcext:value-type="float">
            <text:p>74.3923611111</text:p>
          </table:table-cell>
          <table:table-cell office:value-type="float" office:value="64.84375" calcext:value-type="float">
            <text:p>64.84375</text:p>
          </table:table-cell>
          <table:table-cell office:value-type="float" office:value="60.8121141975" calcext:value-type="float">
            <text:p>60.812114197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95.2642746914" calcext:value-type="float">
            <text:p>95.2642746914</text:p>
          </table:table-cell>
          <table:table-cell office:value-type="float" office:value="95.1292438272" calcext:value-type="float">
            <text:p>95.1292438272</text:p>
          </table:table-cell>
          <table:table-cell office:value-type="float" office:value="94.4347993827" calcext:value-type="float">
            <text:p>94.4347993827</text:p>
          </table:table-cell>
          <table:table-cell office:value-type="float" office:value="76.1188271605" calcext:value-type="float">
            <text:p>76.1188271605</text:p>
          </table:table-cell>
          <table:table-cell office:value-type="float" office:value="65.3549382716" calcext:value-type="float">
            <text:p>65.3549382716</text:p>
          </table:table-cell>
          <table:table-cell office:value-type="float" office:value="59.9633487654" calcext:value-type="float">
            <text:p>59.963348765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96.2287808642" calcext:value-type="float">
            <text:p>96.2287808642</text:p>
          </table:table-cell>
          <table:table-cell office:value-type="float" office:value="96.1805555556" calcext:value-type="float">
            <text:p>96.1805555556</text:p>
          </table:table-cell>
          <table:table-cell office:value-type="float" office:value="95.7561728395" calcext:value-type="float">
            <text:p>95.7561728395</text:p>
          </table:table-cell>
          <table:table-cell office:value-type="float" office:value="78.7326388889" calcext:value-type="float">
            <text:p>78.7326388889</text:p>
          </table:table-cell>
          <table:table-cell office:value-type="float" office:value="68.4220679012" calcext:value-type="float">
            <text:p>68.4220679012</text:p>
          </table:table-cell>
          <table:table-cell office:value-type="float" office:value="62.7700617284" calcext:value-type="float">
            <text:p>62.770061728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95.987654321" calcext:value-type="float">
            <text:p>95.987654321</text:p>
          </table:table-cell>
          <table:table-cell office:value-type="float" office:value="95.2546296296" calcext:value-type="float">
            <text:p>95.2546296296</text:p>
          </table:table-cell>
          <table:table-cell office:value-type="float" office:value="94.5023148148" calcext:value-type="float">
            <text:p>94.5023148148</text:p>
          </table:table-cell>
          <table:table-cell office:value-type="float" office:value="77.806712963" calcext:value-type="float">
            <text:p>77.806712963</text:p>
          </table:table-cell>
          <table:table-cell office:value-type="float" office:value="68.1134259259" calcext:value-type="float">
            <text:p>68.1134259259</text:p>
          </table:table-cell>
          <table:table-cell office:value-type="float" office:value="62.1045524691" calcext:value-type="float">
            <text:p>62.104552469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97.8587962963" calcext:value-type="float">
            <text:p>97.8587962963</text:p>
          </table:table-cell>
          <table:table-cell office:value-type="float" office:value="97.6755401235" calcext:value-type="float">
            <text:p>97.6755401235</text:p>
          </table:table-cell>
          <table:table-cell office:value-type="float" office:value="97.3572530864" calcext:value-type="float">
            <text:p>97.3572530864</text:p>
          </table:table-cell>
          <table:table-cell office:value-type="float" office:value="81.2017746914" calcext:value-type="float">
            <text:p>81.2017746914</text:p>
          </table:table-cell>
          <table:table-cell office:value-type="float" office:value="69.2226080247" calcext:value-type="float">
            <text:p>69.2226080247</text:p>
          </table:table-cell>
          <table:table-cell office:value-type="float" office:value="64.0625" calcext:value-type="float">
            <text:p>64.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9T23:47:26.648335295</dc:date>
    <meta:document-statistic meta:table-count="1" meta:cell-count="98" meta:object-count="0"/>
    <meta:generator>LibreOffice/4.2.7.2$Linux_X86_64 LibreOffice_project/420m0$Build-2</meta:generator>
  </office:meta>
</office:document-meta>
</file>